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style:font-name="Times New Roman" officeooo:rsid="001de0d9" officeooo:paragraph-rsid="001de0d9"/>
    </style:style>
    <style:style style:name="P2" style:family="paragraph" style:parent-style-name="Text_20_body" style:list-style-name="L1">
      <style:text-properties style:font-name="Times New Roman" officeooo:rsid="001eddd0" officeooo:paragraph-rsid="001eddd0"/>
    </style:style>
    <style:style style:name="P3" style:family="paragraph" style:parent-style-name="Title">
      <style:text-properties style:font-name="Times New Roman" officeooo:rsid="001e2743" officeooo:paragraph-rsid="001de0d9"/>
    </style:style>
    <style:style style:name="T1" style:family="text">
      <style:text-properties officeooo:rsid="001de0d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pter 1<text:span text:style-name="T1">1</text:span>: <text:span text:style-name="T1">Monopoly and Antitrust Policy</text:span></text:p>
      <text:list xml:id="list2389760710" text:style-name="L1">
        <text:list-item>
          <text:p text:style-name="P1">Herfindahl-Hirschman Index (HHI)</text:p>
          <text:list>
            <text:list-item>
              <text:p text:style-name="P1">Sum of Squares of Percentage Shares</text:p>
            </text:list-item>
            <text:list-item>
              <text:p text:style-name="P1">About 1000 is pretty cool, ngl</text:p>
            </text:list-item>
          </text:list>
        </text:list-item>
        <text:list-item>
          <text:p text:style-name="P2">Price Discrimination</text:p>
          <text:list>
            <text:list-item>
              <text:p text:style-name="P2">Charging different prices to different people</text:p>
            </text:list-item>
            <text:list-item>
              <text:p text:style-name="P2">Could see it as taking a cut out of consumer surplus or giving back surplus to select individual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6:17:10.504156845</meta:creation-date>
    <dc:date>2022-03-09T10:40:17.799044744</dc:date>
    <meta:editing-duration>PT18H2M47S</meta:editing-duration>
    <meta:editing-cycles>1</meta:editing-cycles>
    <meta:document-statistic meta:table-count="0" meta:image-count="0" meta:object-count="0" meta:page-count="1" meta:paragraph-count="7" meta:word-count="53" meta:character-count="307" meta:non-whitespace-character-count="267"/>
    <meta:generator>LibreOffice/7.2.5.2.0$Linux_X86_64 LibreOffice_project/20$Build-2</meta:generator>
  </office:meta>
</office:document-meta>
</file>